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9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15">
            <text:p>5015</text:p>
          </table:table-cell>
          <table:table-cell office:value-type="float" office:value="10015">
            <text:p>10015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15">
            <text:p>35015</text:p>
          </table:table-cell>
          <table:table-cell office:value-type="float" office:value="40015">
            <text:p>40015</text:p>
          </table:table-cell>
          <table:table-cell office:value-type="float" office:value="45015">
            <text:p>45015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5">
            <text:p>60015</text:p>
          </table:table-cell>
          <table:table-cell office:value-type="float" office:value="65015">
            <text:p>65015</text:p>
          </table:table-cell>
          <table:table-cell office:value-type="float" office:value="70000">
            <text:p>70000</text:p>
          </table:table-cell>
          <table:table-cell office:value-type="float" office:value="75015">
            <text:p>75015</text:p>
          </table:table-cell>
          <table:table-cell office:value-type="float" office:value="80015">
            <text:p>80015</text:p>
          </table:table-cell>
          <table:table-cell office:value-type="float" office:value="85031">
            <text:p>85031</text:p>
          </table:table-cell>
          <table:table-cell office:value-type="float" office:value="90015">
            <text:p>90015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15">
            <text:p>105015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15">
            <text:p>120015</text:p>
          </table:table-cell>
          <table:table-cell office:value-type="float" office:value="125015">
            <text:p>125015</text:p>
          </table:table-cell>
          <table:table-cell office:value-type="float" office:value="130015">
            <text:p>130015</text:p>
          </table:table-cell>
          <table:table-cell office:value-type="float" office:value="135015">
            <text:p>135015</text:p>
          </table:table-cell>
          <table:table-cell office:value-type="float" office:value="140000">
            <text:p>140000</text:p>
          </table:table-cell>
          <table:table-cell office:value-type="float" office:value="145015">
            <text:p>145015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5">
            <text:p>160015</text:p>
          </table:table-cell>
          <table:table-cell office:value-type="float" office:value="165000">
            <text:p>165000</text:p>
          </table:table-cell>
          <table:table-cell office:value-type="float" office:value="170015">
            <text:p>170015</text:p>
          </table:table-cell>
          <table:table-cell office:value-type="float" office:value="175015">
            <text:p>175015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15">
            <text:p>190015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15">
            <text:p>205015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5">
            <text:p>230015</text:p>
          </table:table-cell>
          <table:table-cell office:value-type="float" office:value="235015">
            <text:p>235015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15">
            <text:p>250015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15">
            <text:p>275015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15">
            <text:p>295015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7050.57253709969">
            <text:p>7050,57</text:p>
          </table:table-cell>
          <table:table-cell table:number-columns-repeated="2" office:value-type="float" office:value="6950.99501988255">
            <text:p>6951</text:p>
          </table:table-cell>
          <table:table-cell table:number-columns-repeated="4" office:value-type="float" office:value="6928.75218010292">
            <text:p>6928,75</text:p>
          </table:table-cell>
          <table:table-cell table:number-columns-repeated="3" office:value-type="float" office:value="6904.66506838959">
            <text:p>6904,67</text:p>
          </table:table-cell>
          <table:table-cell office:value-type="float" office:value="6870.19797423248">
            <text:p>6870,2</text:p>
          </table:table-cell>
          <table:table-cell table:number-columns-repeated="4" office:value-type="float" office:value="6844.35720599842">
            <text:p>6844,36</text:p>
          </table:table-cell>
          <table:table-cell table:number-columns-repeated="17" office:value-type="float" office:value="6514.33929844777">
            <text:p>6514,34</text:p>
          </table:table-cell>
          <table:table-cell table:number-columns-repeated="26" office:value-type="float" office:value="6316.92567542843">
            <text:p>6316,93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8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536.67121139868">
            <text:p>6536,67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62872.0259909945">
            <text:p>62872,03</text:p>
          </table:table-cell>
          <table:table-cell table:number-columns-repeated="58"/>
        </table:table-row>
        <table:table-row table:style-name="ro1">
          <table:table-cell/>
          <table:table-cell>
            <draw:frame table:end-cell-address="Sheet1.H26" table:end-x="0.307cm" table:end-y="0.055cm" draw:z-index="0" svg:width="19.967cm" svg:height="8.303cm" svg:x="1.543cm" svg:y="0.332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1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10:09</meta:creation-date>
    <dc:creator>Hugo Meyer</dc:creator>
    <dc:date>2007-12-26T18:11:42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5.3999996185303pt" style:font-family-asian="'Arial Unicode MS'" style:font-pitch-asian="variable" style:font-size-asian="15.3999996185303pt" style:font-family-complex="Tahoma" style:font-pitch-complex="variable" style:font-size-complex="15.3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09999990463257pt" style:font-family-asian="'Arial Unicode MS'" style:font-pitch-asian="variable" style:font-size-asian="7.09999990463257pt" style:font-family-complex="Tahoma" style:font-pitch-complex="variable" style:font-size-complex="7.0999999046325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0000019073486pt" style:font-family-asian="'Arial Unicode MS'" style:font-pitch-asian="variable" style:font-size-asian="8.30000019073486pt" style:font-family-complex="Tahoma" style:font-pitch-complex="variable" style:font-size-complex="8.30000019073486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0.6999998092651pt" style:font-family-asian="'Arial Unicode MS'" style:font-pitch-asian="variable" style:font-size-asian="10.6999998092651pt" style:font-family-complex="Tahoma" style:font-pitch-complex="variable" style:font-size-complex="10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0000019073486pt" style:font-family-asian="'Arial Unicode MS'" style:font-pitch-asian="variable" style:font-size-asian="8.30000019073486pt" style:font-family-complex="Tahoma" style:font-pitch-complex="variable" style:font-size-complex="8.30000019073486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7.09999990463257pt" style:font-family-asian="'Arial Unicode MS'" style:font-pitch-asian="variable" style:font-size-asian="7.09999990463257pt" style:font-family-complex="Tahoma" style:font-pitch-complex="variable" style:font-size-complex="7.09999990463257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9.968cm" svg:height="8.304cm" chart:class="chart:scatter" chart:style-name="ch1">
        <chart:title svg:x="7.925cm" svg:y="0.166cm" chart:style-name="ch2">
          <text:p>Tiempo vs Costo</text:p>
        </chart:title>
        <chart:legend chart:legend-position="end" svg:x="18.417cm" svg:y="3.921cm" chart:style-name="ch3"/>
        <chart:plot-area chart:style-name="ch4" table:cell-range-address="Sheet1.$A$1:.$BH$2" chart:data-source-has-labels="column" chart:table-number-list="0" svg:x="0.398cm" svg:y="1.108cm" svg:width="17.224cm" svg:height="7.03cm">
          <chart:axis chart:dimension="x" chart:name="primary-x" chart:style-name="ch5">
            <chart:title svg:x="8.901cm" svg:y="7.711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398cm" svg:y="4.521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15">
                <text:p>5015</text:p>
              </table:table-cell>
              <table:table-cell office:value-type="float" office:value="10015">
                <text:p>10015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15">
                <text:p>35015</text:p>
              </table:table-cell>
              <table:table-cell office:value-type="float" office:value="40015">
                <text:p>40015</text:p>
              </table:table-cell>
              <table:table-cell office:value-type="float" office:value="45015">
                <text:p>45015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15">
                <text:p>60015</text:p>
              </table:table-cell>
              <table:table-cell office:value-type="float" office:value="65015">
                <text:p>65015</text:p>
              </table:table-cell>
              <table:table-cell office:value-type="float" office:value="70000">
                <text:p>70000</text:p>
              </table:table-cell>
              <table:table-cell office:value-type="float" office:value="75015">
                <text:p>75015</text:p>
              </table:table-cell>
              <table:table-cell office:value-type="float" office:value="80015">
                <text:p>80015</text:p>
              </table:table-cell>
              <table:table-cell office:value-type="float" office:value="85031">
                <text:p>85031</text:p>
              </table:table-cell>
              <table:table-cell office:value-type="float" office:value="90015">
                <text:p>90015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15">
                <text:p>105015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15">
                <text:p>120015</text:p>
              </table:table-cell>
              <table:table-cell office:value-type="float" office:value="125015">
                <text:p>125015</text:p>
              </table:table-cell>
              <table:table-cell office:value-type="float" office:value="130015">
                <text:p>130015</text:p>
              </table:table-cell>
              <table:table-cell office:value-type="float" office:value="135015">
                <text:p>135015</text:p>
              </table:table-cell>
              <table:table-cell office:value-type="float" office:value="140000">
                <text:p>140000</text:p>
              </table:table-cell>
              <table:table-cell office:value-type="float" office:value="145015">
                <text:p>145015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15">
                <text:p>160015</text:p>
              </table:table-cell>
              <table:table-cell office:value-type="float" office:value="165000">
                <text:p>165000</text:p>
              </table:table-cell>
              <table:table-cell office:value-type="float" office:value="170015">
                <text:p>170015</text:p>
              </table:table-cell>
              <table:table-cell office:value-type="float" office:value="175015">
                <text:p>175015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15">
                <text:p>190015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15">
                <text:p>205015</text:p>
              </table:table-cell>
              <table:table-cell office:value-type="float" office:value="210000">
                <text:p>210000</text:p>
              </table:table-cell>
              <table:table-cell office:value-type="float" office:value="215015">
                <text:p>215015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15">
                <text:p>230015</text:p>
              </table:table-cell>
              <table:table-cell office:value-type="float" office:value="235015">
                <text:p>235015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15">
                <text:p>250015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15">
                <text:p>275015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15">
                <text:p>295015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7050.57253709969">
                <text:p>7050.57253709969</text:p>
              </table:table-cell>
              <table:table-cell office:value-type="float" office:value="7050.57253709969">
                <text:p>7050.57253709969</text:p>
              </table:table-cell>
              <table:table-cell office:value-type="float" office:value="6950.99501988255">
                <text:p>6950.99501988255</text:p>
              </table:table-cell>
              <table:table-cell office:value-type="float" office:value="6950.99501988255">
                <text:p>6950.99501988255</text:p>
              </table:table-cell>
              <table:table-cell office:value-type="float" office:value="6928.75218010292">
                <text:p>6928.75218010292</text:p>
              </table:table-cell>
              <table:table-cell office:value-type="float" office:value="6928.75218010292">
                <text:p>6928.75218010292</text:p>
              </table:table-cell>
              <table:table-cell office:value-type="float" office:value="6928.75218010292">
                <text:p>6928.75218010292</text:p>
              </table:table-cell>
              <table:table-cell office:value-type="float" office:value="6928.75218010292">
                <text:p>6928.75218010292</text:p>
              </table:table-cell>
              <table:table-cell office:value-type="float" office:value="6904.66506838959">
                <text:p>6904.66506838959</text:p>
              </table:table-cell>
              <table:table-cell office:value-type="float" office:value="6904.66506838959">
                <text:p>6904.66506838959</text:p>
              </table:table-cell>
              <table:table-cell office:value-type="float" office:value="6904.66506838959">
                <text:p>6904.66506838959</text:p>
              </table:table-cell>
              <table:table-cell office:value-type="float" office:value="6870.19797423248">
                <text:p>6870.19797423248</text:p>
              </table:table-cell>
              <table:table-cell office:value-type="float" office:value="6844.35720599842">
                <text:p>6844.35720599842</text:p>
              </table:table-cell>
              <table:table-cell office:value-type="float" office:value="6844.35720599842">
                <text:p>6844.35720599842</text:p>
              </table:table-cell>
              <table:table-cell office:value-type="float" office:value="6844.35720599842">
                <text:p>6844.35720599842</text:p>
              </table:table-cell>
              <table:table-cell office:value-type="float" office:value="6844.35720599842">
                <text:p>6844.35720599842</text:p>
              </table:table-cell>
              <table:table-cell office:value-type="float" office:value="6514.33929844777">
                <text:p>6514.33929844777</text:p>
              </table:table-cell>
              <table:table-cell office:value-type="float" office:value="6514.33929844777">
                <text:p>6514.33929844777</text:p>
              </table:table-cell>
              <table:table-cell office:value-type="float" office:value="6514.33929844777">
                <text:p>6514.33929844777</text:p>
              </table:table-cell>
              <table:table-cell office:value-type="float" office:value="6514.33929844777">
                <text:p>6514.33929844777</text:p>
              </table:table-cell>
              <table:table-cell office:value-type="float" office:value="6514.33929844777">
                <text:p>6514.33929844777</text:p>
              </table:table-cell>
              <table:table-cell office:value-type="float" office:value="6514.33929844777">
                <text:p>6514.33929844777</text:p>
              </table:table-cell>
              <table:table-cell office:value-type="float" office:value="6514.33929844777">
                <text:p>6514.33929844777</text:p>
              </table:table-cell>
              <table:table-cell office:value-type="float" office:value="6514.33929844777">
                <text:p>6514.33929844777</text:p>
              </table:table-cell>
              <table:table-cell office:value-type="float" office:value="6514.33929844777">
                <text:p>6514.33929844777</text:p>
              </table:table-cell>
              <table:table-cell office:value-type="float" office:value="6514.33929844777">
                <text:p>6514.33929844777</text:p>
              </table:table-cell>
              <table:table-cell office:value-type="float" office:value="6514.33929844777">
                <text:p>6514.33929844777</text:p>
              </table:table-cell>
              <table:table-cell office:value-type="float" office:value="6514.33929844777">
                <text:p>6514.33929844777</text:p>
              </table:table-cell>
              <table:table-cell office:value-type="float" office:value="6514.33929844777">
                <text:p>6514.33929844777</text:p>
              </table:table-cell>
              <table:table-cell office:value-type="float" office:value="6514.33929844777">
                <text:p>6514.33929844777</text:p>
              </table:table-cell>
              <table:table-cell office:value-type="float" office:value="6514.33929844777">
                <text:p>6514.33929844777</text:p>
              </table:table-cell>
              <table:table-cell office:value-type="float" office:value="6514.33929844777">
                <text:p>6514.33929844777</text:p>
              </table:table-cell>
              <table:table-cell office:value-type="float" office:value="6514.33929844777">
                <text:p>6514.33929844777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  <table:table-cell office:value-type="float" office:value="6316.92567542843">
                <text:p>6316.925675428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